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rnell College Historic District</text:p>
      <text:p text:style-name="Standard"/>
      <text:p text:style-name="Standard"><text:tab/>This district embodies distinctive characteristics of types and methods of construction in Mount Vernon for the period. <text:s/>120 buildings made of wood, stone, and brick comprise the district. <text:s/>It includes Mount Vernon residences that are both physically and historically associated with the college. <text:s/>Examples of popular building styles from the 1850s through the 1930s illustrate the historical interplay between the college and the surrounding community, and demonstrate a typical Midwestern settlement pattern. <text:s/>Four different architectural revival styles are represented, including Gothic, Neo-Jacobean, Franco-American, and Italian Renaissance. <text:s/>It is possible that the oldest Cornell buildings in the district comprise the largest group of 19<text:span text:style-name="T1">th</text:span>-century buildings still in use in any college campus west of the Mississippi. <text:s/></text:p>
      <text:p text:style-name="Standard"/>
      <text:p text:style-name="Standard">This district is the first entire campus and surrounding area to be included on the National Register of Historic Places. <text:s/>It was the only entire college campus on the Register for many year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iam </meta:initial-creator>
    <meta:creation-date>2012-07-27T14:12:24</meta:creation-date>
    <dc:date>2012-07-27T14:21:40</dc:date>
    <dc:creator>William </dc:creator>
    <meta:editing-duration>PT00H09M16S</meta:editing-duration>
    <meta:editing-cycles>1</meta:editing-cycles>
    <meta:generator>OpenOffice.org/3.2$Linux OpenOffice.org_project/320m12$Build-9483</meta:generator>
    <meta:document-statistic meta:table-count="0" meta:image-count="0" meta:object-count="0" meta:page-count="1" meta:paragraph-count="3" meta:word-count="152" meta:character-count="1055"/>
  </office:meta>
</office:document-meta>
</file>